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16pt" fo:language="es" fo:country="ES" officeooo:rsid="006feb45" officeooo:paragraph-rsid="0016666d" style:font-size-asian="16pt" style:font-size-complex="16pt"/>
    </style:style>
    <style:style style:name="P2" style:family="paragraph" style:parent-style-name="Standard" style:list-style-name="L1">
      <style:text-properties style:font-name="Liberation Serif" fo:font-size="16pt" fo:language="es" fo:country="ES" officeooo:rsid="006feb45" officeooo:paragraph-rsid="0016666d" style:font-size-asian="16pt" style:font-size-complex="16pt"/>
    </style:style>
    <style:style style:name="P3" style:family="paragraph" style:parent-style-name="Standard" style:list-style-name="L2">
      <style:text-properties style:font-name="Liberation Serif" fo:font-size="16pt" fo:language="es" fo:country="ES" officeooo:rsid="0070e07a" officeooo:paragraph-rsid="0016666d" style:font-size-asian="16pt" style:font-size-complex="16pt"/>
    </style:style>
    <style:style style:name="P4" style:family="paragraph" style:parent-style-name="Standard" style:list-style-name="L3">
      <style:paragraph-properties fo:margin-top="0.0398in" fo:margin-bottom="0.0398in" style:contextual-spacing="false"/>
      <style:text-properties style:font-name="Liberation Serif" fo:font-size="16pt" fo:language="es" fo:country="ES" officeooo:rsid="007ad37a" officeooo:paragraph-rsid="0016666d" style:font-size-asian="16pt" style:font-size-complex="16pt"/>
    </style:style>
    <style:style style:name="P5" style:family="paragraph">
      <loext:graphic-properties draw:fill="gradient" draw:fill-color="#ff0000" draw:fill-gradient-name="Pastel_20_Bouquet"/>
      <style:paragraph-properties fo:text-align="center"/>
    </style:style>
    <style:style style:name="P6" style:family="paragraph">
      <style:paragraph-properties fo:text-align="center"/>
    </style:style>
    <style:style style:name="P7" style:family="paragraph" style:parent-style-name="Standard">
      <style:paragraph-properties fo:margin-top="0.0398in" fo:margin-bottom="0.0398in" style:contextual-spacing="false"/>
      <style:text-properties style:font-name="Liberation Serif" fo:font-size="16pt" fo:language="es" fo:country="ES" officeooo:rsid="007ad37a" officeooo:paragraph-rsid="0016666d" style:font-size-asian="16pt" style:font-size-complex="16pt"/>
    </style:style>
    <style:style style:name="P8" style:family="paragraph" style:parent-style-name="Standard" style:list-style-name="L4">
      <style:paragraph-properties fo:margin-top="0.0398in" fo:margin-bottom="0.0398in" style:contextual-spacing="false"/>
      <style:text-properties style:font-name="Liberation Serif" fo:font-size="16pt" fo:language="es" fo:country="ES" officeooo:rsid="007ad37a" officeooo:paragraph-rsid="0016666d" style:font-size-asian="16pt" style:font-size-complex="16pt"/>
    </style:style>
    <style:style style:name="P9" style:family="paragraph" style:parent-style-name="Standard" style:list-style-name="L4">
      <style:paragraph-properties fo:margin-top="0.0398in" fo:margin-bottom="0.0398in" style:contextual-spacing="false"/>
      <style:text-properties style:font-name="Liberation Serif" fo:font-size="16pt" fo:language="es" fo:country="ES" officeooo:rsid="007cba18" officeooo:paragraph-rsid="0016666d" style:font-size-asian="16pt" style:font-size-complex="16pt"/>
    </style:style>
    <style:style style:name="P10" style:family="paragraph" style:parent-style-name="Standard">
      <style:text-properties style:font-name="Liberation Serif" fo:font-size="16pt" fo:language="es" fo:country="ES" officeooo:rsid="00733430" officeooo:paragraph-rsid="0016666d" style:font-size-asian="16pt" style:font-size-complex="16pt"/>
    </style:style>
    <style:style style:name="P11" style:family="paragraph" style:parent-style-name="Standard">
      <style:text-properties style:font-name="Liberation Serif" fo:font-size="16pt" fo:language="es" fo:country="ES" officeooo:rsid="0080c889" officeooo:paragraph-rsid="0016666d" style:font-size-asian="16pt" style:font-size-complex="16pt"/>
    </style:style>
    <style:style style:name="P12" style:family="paragraph" style:parent-style-name="Standard">
      <style:paragraph-properties fo:text-align="center" style:justify-single-word="false"/>
      <style:text-properties style:font-name="Liberation Serif" fo:font-size="16pt" fo:language="es" fo:country="ES" fo:font-weight="bold" officeooo:rsid="0084eaa8" officeooo:paragraph-rsid="0016666d" style:font-size-asian="16pt" style:font-weight-asian="bold" style:font-size-complex="16pt" style:font-weight-complex="bold"/>
    </style:style>
    <style:style style:name="P13" style:family="paragraph" style:parent-style-name="Standard">
      <style:text-properties style:font-name="Liberation Serif" fo:font-size="16pt" fo:language="es" fo:country="ES" officeooo:rsid="0084eaa8" officeooo:paragraph-rsid="0016666d" style:font-size-asian="16pt" style:font-size-complex="16pt"/>
    </style:style>
    <style:style style:name="P14" style:family="paragraph" style:parent-style-name="Heading_20_2">
      <style:text-properties fo:font-size="16pt" fo:language="es" fo:country="ES" officeooo:rsid="0084eaa8" officeooo:paragraph-rsid="0016666d" style:font-size-asian="16pt" style:font-size-complex="16pt"/>
    </style:style>
    <style:style style:name="P15" style:family="paragraph" style:parent-style-name="Text_20_body">
      <style:text-properties fo:font-size="16pt" fo:language="es" fo:country="ES" officeooo:rsid="0084eaa8" officeooo:paragraph-rsid="0016666d" style:font-size-asian="16pt" style:font-size-complex="16pt"/>
    </style:style>
    <style:style style:name="P16" style:family="paragraph" style:parent-style-name="Text_20_body" style:list-style-name="L5">
      <style:paragraph-properties fo:margin-top="0in" fo:margin-bottom="0in" style:contextual-spacing="false"/>
      <style:text-properties fo:font-size="16pt" fo:language="es" fo:country="ES" officeooo:rsid="0084eaa8" officeooo:paragraph-rsid="0016666d" style:font-size-asian="16pt" style:font-size-complex="16pt"/>
    </style:style>
    <style:style style:name="P17" style:family="paragraph" style:parent-style-name="Text_20_body" style:list-style-name="L5">
      <style:text-properties fo:font-size="16pt" fo:language="es" fo:country="ES" officeooo:rsid="0084eaa8" officeooo:paragraph-rsid="0016666d" style:font-size-asian="16pt" style:font-size-complex="16pt"/>
    </style:style>
    <style:style style:name="P18" style:family="paragraph" style:parent-style-name="Standard">
      <style:text-properties style:font-name="Liberation Serif" fo:font-size="16pt" fo:language="es" fo:country="ES" officeooo:rsid="008aca5b" officeooo:paragraph-rsid="0016666d" style:font-size-asian="16pt" style:font-size-complex="16pt"/>
    </style:style>
    <style:style style:name="P19" style:family="paragraph" style:parent-style-name="Standard">
      <style:paragraph-properties fo:text-align="center" style:justify-single-word="false"/>
      <style:text-properties style:font-name="Liberation Serif" fo:font-size="16pt" fo:language="es" fo:country="ES" fo:font-weight="bold" officeooo:rsid="008aca5b" officeooo:paragraph-rsid="0016666d" style:font-size-asian="16pt" style:font-weight-asian="bold" style:font-size-complex="16pt" style:font-weight-complex="bold"/>
    </style:style>
    <style:style style:name="P20" style:family="paragraph" style:parent-style-name="Heading_20_2">
      <style:text-properties style:font-name="Liberation Serif" fo:font-size="16pt" fo:language="es" fo:country="ES" officeooo:rsid="0084eaa8" officeooo:paragraph-rsid="0016666d" style:font-size-asian="16pt" style:font-size-complex="16pt"/>
    </style:style>
    <style:style style:name="P21" style:family="paragraph" style:parent-style-name="Text_20_body" style:list-style-name="L6">
      <style:paragraph-properties fo:margin-top="0in" fo:margin-bottom="0in" style:contextual-spacing="false"/>
      <style:text-properties fo:font-size="16pt" fo:language="es" fo:country="ES" officeooo:rsid="0084eaa8" officeooo:paragraph-rsid="0016666d" style:font-size-asian="16pt" style:font-size-complex="16pt"/>
    </style:style>
    <style:style style:name="P22" style:family="paragraph" style:parent-style-name="Text_20_body" style:list-style-name="L6">
      <style:text-properties fo:font-size="16pt" fo:language="es" fo:country="ES" officeooo:rsid="0084eaa8" officeooo:paragraph-rsid="0016666d" style:font-size-asian="16pt" style:font-size-complex="16pt"/>
    </style:style>
    <style:style style:name="P23" style:family="paragraph" style:parent-style-name="Text_20_body" style:list-style-name="L7">
      <style:paragraph-properties fo:margin-top="0in" fo:margin-bottom="0in" style:contextual-spacing="false"/>
      <style:text-properties fo:font-size="16pt" fo:language="es" fo:country="ES" officeooo:rsid="0084eaa8" officeooo:paragraph-rsid="0016666d" style:font-size-asian="16pt" style:font-size-complex="16pt"/>
    </style:style>
    <style:style style:name="P24" style:family="paragraph" style:parent-style-name="Text_20_body" style:list-style-name="L7">
      <style:text-properties fo:font-size="16pt" fo:language="es" fo:country="ES" officeooo:rsid="0084eaa8" officeooo:paragraph-rsid="0016666d" style:font-size-asian="16pt" style:font-size-complex="16pt"/>
    </style:style>
    <style:style style:name="P25" style:family="paragraph" style:parent-style-name="Text_20_body">
      <style:text-properties fo:font-size="16pt" fo:language="es" fo:country="ES" fo:font-weight="bold" officeooo:rsid="0090554c" officeooo:paragraph-rsid="0016666d" style:font-size-asian="16pt" style:font-weight-asian="bold" style:font-size-complex="16pt" style:font-weight-complex="bold"/>
    </style:style>
    <style:style style:name="P26" style:family="paragraph" style:parent-style-name="Text_20_body" style:list-style-name="L8">
      <style:text-properties fo:font-size="16pt" fo:language="es" fo:country="ES" fo:font-weight="normal" officeooo:rsid="0090554c" officeooo:paragraph-rsid="0016666d" style:font-size-asian="16pt" style:font-weight-asian="normal" style:font-size-complex="16pt" style:font-weight-complex="normal"/>
    </style:style>
    <style:style style:name="P27" style:family="paragraph" style:parent-style-name="Text_20_body" style:list-style-name="L9">
      <style:paragraph-properties fo:margin-top="0in" fo:margin-bottom="0in" style:contextual-spacing="false"/>
      <style:text-properties fo:font-size="16pt" fo:language="es" fo:country="ES" officeooo:rsid="0084eaa8" officeooo:paragraph-rsid="0016666d" style:font-size-asian="16pt" style:font-size-complex="16pt"/>
    </style:style>
    <style:style style:name="P28" style:family="paragraph" style:parent-style-name="Text_20_body" style:list-style-name="L9">
      <style:text-properties fo:font-size="16pt" fo:language="es" fo:country="ES" officeooo:rsid="0084eaa8" officeooo:paragraph-rsid="0016666d" style:font-size-asian="16pt" style:font-size-complex="16pt"/>
    </style:style>
    <style:style style:name="P29" style:family="paragraph" style:parent-style-name="Standard">
      <style:text-properties style:font-name="Liberation Serif" fo:font-size="16pt" fo:language="es" fo:country="ES" fo:font-weight="bold" officeooo:rsid="0090554c" officeooo:paragraph-rsid="0016666d" style:font-size-asian="16pt" style:font-weight-asian="bold" style:font-size-complex="16pt" style:font-weight-complex="bold"/>
    </style:style>
    <style:style style:name="P30" style:family="paragraph" style:parent-style-name="Standard" style:list-style-name="L10">
      <style:text-properties style:font-name="Liberation Serif" fo:font-size="16pt" fo:language="es" fo:country="ES" fo:font-weight="normal" officeooo:rsid="00928b6d" officeooo:paragraph-rsid="0016666d" style:font-size-asian="16pt" style:font-weight-asian="normal" style:font-size-complex="16pt" style:font-weight-complex="normal"/>
    </style:style>
    <style:style style:name="P31" style:family="paragraph" style:parent-style-name="Standard" style:list-style-name="L10">
      <style:text-properties officeooo:paragraph-rsid="0016666d"/>
    </style:style>
    <style:style style:name="P32" style:family="paragraph" style:parent-style-name="Standard">
      <style:text-properties style:font-name="Liberation Serif" fo:font-size="16pt" fo:language="es" fo:country="ES" fo:font-weight="bold" officeooo:rsid="00928b6d" officeooo:paragraph-rsid="0016666d" style:font-size-asian="16pt" style:font-weight-asian="bold" style:font-size-complex="16pt" style:font-weight-complex="bold"/>
    </style:style>
    <style:style style:name="P33" style:family="paragraph" style:parent-style-name="Standard">
      <style:text-properties style:font-name="Liberation Serif" fo:font-size="16pt" fo:language="es" fo:country="ES" fo:font-weight="bold" officeooo:rsid="00942fb1" officeooo:paragraph-rsid="0016666d" style:font-size-asian="16pt" style:font-weight-asian="bold" style:font-size-complex="16pt" style:font-weight-complex="bold"/>
    </style:style>
    <style:style style:name="P34" style:family="paragraph" style:parent-style-name="Standard" style:list-style-name="L11">
      <style:text-properties style:font-name="Liberation Serif" fo:font-size="16pt" fo:language="es" fo:country="ES" fo:font-weight="normal" officeooo:rsid="00942fb1" officeooo:paragraph-rsid="0016666d" style:font-size-asian="16pt" style:font-weight-asian="normal" style:font-size-complex="16pt" style:font-weight-complex="normal"/>
    </style:style>
    <style:style style:name="T1" style:family="text">
      <style:text-properties officeooo:rsid="007cba18"/>
    </style:style>
    <style:style style:name="T2" style:family="text">
      <style:text-properties fo:font-weight="bold" style:font-weight-asian="bold" style:font-weight-complex="bold"/>
    </style:style>
    <style:style style:name="T3" style:family="text">
      <style:text-properties fo:font-weight="bold" officeooo:rsid="00875c7e" style:font-weight-asian="bold" style:font-weight-complex="bold"/>
    </style:style>
    <style:style style:name="T4" style:family="text">
      <style:text-properties fo:font-weight="bold" officeooo:rsid="00889963" style:font-weight-asian="bold" style:font-weight-complex="bold"/>
    </style:style>
    <style:style style:name="T5" style:family="text">
      <style:text-properties officeooo:rsid="00900b8a"/>
    </style:style>
    <style:style style:name="T6" style:family="text">
      <style:text-properties style:font-name="Liberation Serif" fo:font-size="16pt" fo:language="es" fo:country="ES" fo:font-weight="normal" officeooo:rsid="00928b6d" style:font-size-asian="16pt" style:font-weight-asian="normal" style:font-size-complex="16pt" style:font-weight-complex="normal"/>
    </style:style>
    <style:style style:name="T7" style:family="text">
      <style:text-properties style:font-name="Liberation Serif" fo:font-size="16pt" fo:language="es" fo:country="ES" fo:font-weight="bold" officeooo:rsid="00928b6d" style:font-size-asian="16pt" style:font-weight-asian="bold" style:font-size-complex="16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ffff38"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80008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81d41a"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972f"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dnesday, September 10th</text:p>
      <text:p text:style-name="P1"/>
      <text:p text:style-name="P1"><text:tab/><text:tab/><text:tab/><text:tab/><text:tab/>Assignment 8</text:p>
      <text:p text:style-name="P1"/>
      <text:p text:style-name="P1"><text:tab/><text:tab/><text:tab/><text:tab/>User Manual Oscilloscope</text:p>
      <text:p text:style-name="P1"/>
      <text:p text:style-name="P1"><text:tab/><text:tab/><text:tab/><text:tab/><text:tab/>Frinsi-1014D</text:p>
      <text:p text:style-name="P1"/>
      <text:list text:style-name="L1">
        <text:list-item>
          <text:p text:style-name="P2">Introduction</text:p>
        </text:list-item>
        <text:list-item>
          <text:p text:style-name="P2">Warning</text:p>
        </text:list-item>
        <text:list-item>
          <text:p text:style-name="P2">Function Indicator diagram</text:p>
        </text:list-item>
        <text:list-item>
          <text:p text:style-name="P2">Button function indiation diagram</text:p>
        </text:list-item>
        <text:list-item>
          <text:p text:style-name="P2">Operating instructions</text:p>
        </text:list-item>
        <text:list-item>
          <text:p text:style-name="P2">Analysis of common problems</text:p>
        </text:list-item>
      </text:list>
      <text:p text:style-name="P1"/>
      <text:p text:style-name="P1"/>
      <text:p text:style-name="P1"/>
      <text:p text:style-name="P1"/>
      <text:p text:style-name="P1"/>
      <text:p text:style-name="P1"/>
      <text:list text:style-name="L2">
        <text:list-item>
          <text:p text:style-name="P3">Technical Vocabulary</text:p>
        </text:list-item>
      </text:list>
      <text:list text:style-name="L3">
        <text:list-item>
          <text:p text:style-name="P4"><draw:path text:anchor-type="paragraph" draw:z-index="4" draw:name="Shape5" draw:style-name="gr1" draw:text-style-name="P5" svg:width="1.8008in" svg:height="3.913in" draw:transform="skewX (4.09582154047124E-017) rotate (-2.78275295937976) translate (1.49838598104724in 3.8467786490586in)" svg:viewBox="0 0 4575 9940" svg:d="M0 9938c423 2 920 38 1230-367 321-419 526-877 764-1334 201-384 315-812 459-1222 185-528 519-954 888-1362 457-507 321-1033 582-1553 162-323 217-695 318-1049 118-413 414-796 314-1238-110-486-588-729-921-1062l-219-421-177-330"><text:p/></draw:path>Adjust</text:p>
        </text:list-item>
        <text:list-item>
          <text:p text:style-name="P4"><draw:path text:anchor-type="paragraph" draw:z-index="2" draw:name="Shape4" draw:style-name="gr2" draw:text-style-name="P5" svg:width="1.028in" svg:height="3.3055in" draw:transform="rotate (-2.9229028983149) translate (0.922408970398978in 3.40989932522485in)" svg:viewBox="0 0 2612 8397" svg:d="M0 8368c574 124 1083-183 1573-409 481-222 576-813 719-1286 115-379 204-755 218-1144 16-434-68-861-34-1308 40-528 166-1037 130-1562-29-416-20-864-230-1243-236-427-450-876-769-1255l-72-161"><text:p/></draw:path>Check</text:p>
        </text:list-item>
        <text:list-item>
          <text:p text:style-name="P4">Switch</text:p>
        </text:list-item>
        <text:list-item>
          <text:p text:style-name="P4"><draw:path text:anchor-type="paragraph" draw:z-index="3" draw:name="Shape3" draw:style-name="gr3" draw:text-style-name="P5" svg:width="1.8882in" svg:height="1.8457in" draw:transform="rotate (1.73590447403356) translate (0.175725882121598in 2.2263817413645in)" svg:viewBox="0 0 4797 4689" svg:d="M0 118c403 6 786-229 1189-52 470 205 869 706 760 1235-76 368-96 747-255 1102-171 381-272 859-70 1276 248 510 706 829 1201 951 465 115 1026 73 1432-226 330-244 717-764 452-1212l-121-343"><text:p/></draw:path><draw:path text:anchor-type="paragraph" draw:z-index="5" draw:name="Shape6" draw:style-name="gr4" draw:text-style-name="P5" svg:width="1.5606in" svg:height="1.4693in" draw:transform="skewX (-0.392873614623924) rotate (2.15984494934298) translate (0.233129199794056in 2.56930275486006in)" svg:viewBox="0 0 3965 3733" svg:d="M0 9c542-46 1076 86 1591 216 431 109 810 361 1103 666 253 264 537 492 742 804 196 297 219 602 318 921 110 350 315 705 149 1078v39"><text:p/></draw:path>Click</text:p>
        </text:list-item>
        <text:list-item>
          <text:p text:style-name="P4"><draw:path text:anchor-type="paragraph" draw:z-index="6" draw:name="Shape7" draw:style-name="gr5" draw:text-style-name="P5" svg:width="0.3098in" svg:height="2.9441in" svg:x="-0.0748in" svg:y="0.2591in" svg:viewBox="0 0 788 7479" svg:d="M753 7479c-131-536-242-1076-318-1623-88-635-196-1268-247-1905-35-443-129-864-176-1305-50-461 75-894 70-1341-4-464 214-908 529-1234l177-71"><text:p/></draw:path>Navigate</text:p>
        </text:list-item>
        <text:list-item>
          <text:p text:style-name="P4"><draw:path text:anchor-type="paragraph" draw:z-index="1" draw:name="Shape2" draw:style-name="gr6" draw:text-style-name="P5" svg:width="1.5307in" svg:height="1.1004in" svg:x="0.2169in" svg:y="0.1303in" svg:viewBox="0 0 3889 2796" svg:d="M2022 177c733-439 1267 26 1694 450 430 427-32 965-397 1190-346 214-771 220-1164 291-417 76-879-44-1270 133-184 82-1270 77-741 555h291 185"><text:p/></draw:path>Press</text:p>
        </text:list-item>
        <text:list-item>
          <text:p text:style-name="P4"><draw:path text:anchor-type="paragraph" draw:z-index="0" draw:name="Shape1" draw:style-name="gr7" draw:text-style-name="P6" svg:width="1.5354in" svg:height="2.7957in" draw:transform="rotate (-0.660956187730254) translate (0.692807750935761in -0.119231824455511in)" svg:viewBox="0 0 3901 7102" svg:d="M1337 49c609-265 406 619 295 810-182 314-444 602-791 750-293 124-568 321-720 626-210 423-124 933 81 1311 161 296 295 616 534 859 209 213 389 460 552 710 154 236 390 410 583 620 220 240 431 489 621 756 188 263 485 446 803 516l309 95 274-79 23-186"><text:p/></draw:path>Rotate</text:p>
        </text:list-item>
      </text:list>
      <text:p text:style-name="P7"/>
      <text:list text:style-name="L4">
        <text:list-item>
          <text:p text:style-name="P8">To apply force or pressure to a button</text:p>
        </text:list-item>
        <text:list-item>
          <text:p text:style-name="P8">To quiclky tap on a device <text:span text:style-name="T1">screen or button</text:span></text:p>
        </text:list-item>
        <text:list-item>
          <text:p text:style-name="P9">To change between two or more options</text:p>
        </text:list-item>
        <text:list-item>
          <text:p text:style-name="P9">To verify or examine something for accuracy</text:p>
        </text:list-item>
        <text:list-item>
          <text:p text:style-name="P9"><text:soft-page-break/>To change or modify something to fit specific needs</text:p>
        </text:list-item>
        <text:list-item>
          <text:p text:style-name="P9">To make through a system or application to find something</text:p>
        </text:list-item>
        <text:list-item>
          <text:p text:style-name="P9">To move in a circular motion around a central point </text:p>
        </text:list-item>
      </text:list>
      <text:p text:style-name="P10"/>
      <text:p text:style-name="P10"/>
      <text:p text:style-name="P11">2. Serious Warning!</text:p>
      <text:p text:style-name="P11">1. Cuando dos canales son usados al mismo tiempo, la pinza de tierra de las dos</text:p>
      <text:p text:style-name="P11">sondas deben estar conectas juntas. Esta estrictamente prohibido conectar la</text:p>
      <text:p text:style-name="P11">pinza de tierra de las dos sondas a diferentes potenciales, especialmente cuando</text:p>
      <text:p text:style-name="P11">la diferencia de potencial en las terminales es de equipamento de alta potencia</text:p>
      <text:p text:style-name="P11">o 220 V, de lo contrario, la placa madre del osciloscopio se quemara. Porque</text:p>
      <text:p text:style-name="P11">los dos canales estan a tierra juntos, conectando distintos potenciales llevara a</text:p>
      <text:p text:style-name="P11">un pequeño circuito de los cables a tierra del interior de la placa madre, y todos</text:p>
      <text:p text:style-name="P11">los osciloscopios son iguales;</text:p>
      <text:p text:style-name="P11">2. La entrada de BNC del osciloscopio puede soportar 400 V de voltaje como</text:p>
      <text:p text:style-name="P11">maximo. Esta esctrictamente prohibido darle mas de 400 V de voltaje en la</text:p>
      <text:p text:style-name="P11">posicion de la sonda x1.</text:p>
      <text:p text:style-name="P11">3. Debe ser usada la fuente original. Esta estrictamente prohibido usar una</text:p>
      <text:p text:style-name="P11">fuente de alimentacion o USB o otros dispositivos en prueba. De lo contario, el</text:p>
      <text:p text:style-name="P11">cable a tierra de la placa madre podria tener un cortocircuito durante la prueba.</text:p>
      <text:p text:style-name="P11"/>
      <text:p text:style-name="P11">4. La sonda x100 (como el soldador ultrasonico, el limpiador ultrasonico, etc.)</text:p>
      <text:p text:style-name="P11">o incluso la sonda x1000 ( como el extremo de alta tension o el transformador</text:p>
      <text:p text:style-name="P11">de alta frecuencia, bobina de cocina de induccion, etc) debe ser usado para</text:p>
      <text:p text:style-name="P11">medir señales de alta frecuencia y alta tension.</text:p>
      <text:p text:style-name="P11"/>
      <text:p text:style-name="P11">3. Fill in the blank: Oscilloscope – Screen – Signal – Storage – Computer</text:p>
      <text:p text:style-name="P11">1. The FNIRSI-1014D is a type of oscilloscope</text:p>
      <text:p text:style-name="P11">2. It has a 7 inch screen</text:p>
      <text:p text:style-name="P11"><text:soft-page-break/>3. It can measure different types of signal</text:p>
      <text:p text:style-name="P11">4. It has large storage for saving data</text:p>
      <text:p text:style-name="P11">5. It can connect to a computer using a USB cable</text:p>
      <text:p text:style-name="P11"/>
      <text:p text:style-name="P12">OSCILLOSCOPE USER MANUAL(PART2)</text:p>
      <text:p text:style-name="P13"/>
      <text:h text:style-name="P14" text:outline-level="2">ACTIVITY 1 (Page 3):</text:h>
      <text:p text:style-name="P15"><text:span text:style-name="Strong_20_Emphasis">What is the bandwidth of a 1x probe?</text:span> The bandwidth of a 1x probe is 5 MHz.</text:p>
      <text:p text:style-name="P15"><text:span text:style-name="Strong_20_Emphasis">What is the bandwidth of a 10x probe?</text:span> The bandwidth of a 10x probe is 100 MHz.</text:p>
      <text:p text:style-name="P15"><text:span text:style-name="Strong_20_Emphasis">When should you use a 10x probe?</text:span> You should use a 10x probe when the measurement frequency is higher than 5 MHz.</text:p>
      <text:p text:style-name="P15"><text:span text:style-name="Strong_20_Emphasis">What happens if you use a 1x probe for a high-frequency signal?</text:span> The signal will be greatly attenuated and won't display correctly.</text:p>
      <text:p text:style-name="P15"><text:span text:style-name="Strong_20_Emphasis">What is the main reason the signal is attenuated?</text:span> The probe line has a capacitance of 100 to 300 picofarads, which attenuates high-frequency signals when they reach the oscilloscope input.</text:p>
      <text:p text:style-name="P15"/>
      <text:h text:style-name="P14" text:outline-level="2">ACTIVITY 2 (Matching)</text:h>
      <text:list text:style-name="L5">
        <text:list-item>
          <text:p text:style-name="P16">CHANNEL - A line for a signal to go through </text:p>
        </text:list-item>
        <text:list-item>
          <text:p text:style-name="P16">TRIGGER - A signal to start something </text:p>
        </text:list-item>
        <text:list-item>
          <text:p text:style-name="P16">WAVEFORM - The shape of a signal </text:p>
        </text:list-item>
        <text:list-item>
          <text:p text:style-name="P16">BUTTON - Something you press </text:p>
        </text:list-item>
        <text:list-item>
          <text:p text:style-name="P16">KNOB - Something you turn </text:p>
        </text:list-item>
        <text:list-item>
          <text:p text:style-name="P16">VOLTAGE - Electrical power </text:p>
        </text:list-item>
        <text:list-item>
          <text:p text:style-name="P16">CURSOR - A moving marker on the screen </text:p>
        </text:list-item>
        <text:list-item>
          <text:p text:style-name="P17">DISPLAY - What you see on the screen </text:p>
        </text:list-item>
      </text:list>
      <text:h text:style-name="P14" text:outline-level="2"><text:soft-page-break/>ACTIVITY 2 (Fill in the blanks) </text:h>
      <text:p text:style-name="P15">To open channel 2, click the <text:span text:style-name="T2">CH2</text:span> button.</text:p>
      <text:p text:style-name="P15">Turn the <text:span text:style-name="T2">vertical knob </text:span>to make the waveform bigger.</text:p>
      <text:p text:style-name="P15">Press the red button to <text:span text:style-name="T2">clear</text:span> the display.</text:p>
      <text:p text:style-name="P15">Use the <text:span text:style-name="T2">auto</text:span> button to adjust automatically.</text:p>
      <text:p text:style-name="P13"/>
      <text:p text:style-name="P13"/>
      <text:p text:style-name="P13"/>
      <text:p text:style-name="P12">assignment 8 (part 3)</text:p>
      <text:p text:style-name="P13">operation instruction </text:p>
      <text:p text:style-name="P13">1)<text:tab/>fill the blanks</text:p>
      <text:p text:style-name="P13">[gen]-OK-square-capture-signal-</text:p>
      <text:p text:style-name="P13">1-<text:tab/>press the <text:span text:style-name="T3">signal</text:span><text:span text:style-name="T2"> </text:span>button to switch the wavefrom type </text:p>
      <text:p text:style-name="P13">2-<text:tab/>the duty cycle is only for the <text:span text:style-name="T3">square</text:span> wave </text:p>
      <text:p text:style-name="P13">3-<text:tab/>to save part of the waveform use the<text:span text:style-name="T2"> </text:span><text:span text:style-name="T3">capture</text:span><text:span text:style-name="T2"> </text:span>function <text:s/></text:p>
      <text:p text:style-name="P13">4-<text:tab/>click the<text:span text:style-name="T2"> </text:span><text:span text:style-name="T3">ok</text:span><text:span text:style-name="T2"> </text:span>button to confirm a selection </text:p>
      <text:p text:style-name="P13">5-<text:tab/>the<text:span text:style-name="T2"> </text:span><text:span text:style-name="T3">[gen]</text:span><text:span text:style-name="T2"> </text:span>generator can output saved waveform</text:p>
      <text:p text:style-name="P13"/>
      <text:p text:style-name="P13"/>
      <text:p text:style-name="P13">2)<text:tab/>use these words</text:p>
      <text:p text:style-name="P13">frequency- duty cicle- signal-square wave- output</text:p>
      <text:p text:style-name="P13">1-<text:tab/>the <text:span text:style-name="T4">duty cicle </text:span>can be set from 1% to 99%</text:p>
      <text:p text:style-name="P13">2-<text:tab/>only the<text:span text:style-name="T2"> </text:span><text:span text:style-name="T4">square wave</text:span><text:span text:style-name="T2"> </text:span>has a duty cicle setting </text:p>
      <text:p text:style-name="P13">3-<text:tab/>the<text:span text:style-name="T2"> </text:span><text:span text:style-name="T4">frequency</text:span><text:span text:style-name="T2"> </text:span>is how many times the wave repeats</text:p>
      <text:p text:style-name="P13">4-<text:tab/>you can<text:span text:style-name="T2"> </text:span><text:span text:style-name="T4">output</text:span><text:span text:style-name="T2"> <text:s/></text:span>the capture waveform</text:p>
      <text:p text:style-name="P13">5-<text:tab/>the<text:span text:style-name="T2"> </text:span><text:span text:style-name="T4">signal</text:span><text:span text:style-name="T2"> </text:span>generator creates different waveform</text:p>
      <text:p text:style-name="P13"/>
      <text:p text:style-name="P13">3)<text:tab/>choose the correct option</text:p>
      <text:p text:style-name="P13">1-<text:tab/>press [<text:span text:style-name="T2">OK</text:span>-menu] to confirm your selection</text:p>
      <text:p text:style-name="P13">2-<text:tab/>the signal generator control interface appears on the [top-<text:span text:style-name="T2">lower</text:span>] right corner</text:p>
      <text:p text:style-name="P13">3-<text:tab/>the duty cicle can be adjusted from [<text:span text:style-name="T2">1%</text:span>-0%] to 99%</text:p>
      <text:p text:style-name="P13">4-<text:tab/>you can use the [<text:span text:style-name="T2">knob</text:span>- cable] to change the frequency</text:p>
      <text:p text:style-name="P18"/>
      <text:p text:style-name="P18"><text:soft-page-break/></text:p>
      <text:p text:style-name="P18"/>
      <text:p text:style-name="P18"/>
      <text:p text:style-name="P19">Assignment 9 </text:p>
      <text:h text:style-name="P20" text:outline-level="2">Exercise 2 - Listen and complete the warnings</text:h>
      <text:list text:style-name="L6">
        <text:list-item>
          <text:p text:style-name="P21">You <text:span text:style-name="Strong_20_Emphasis">must</text:span> wear a hard hat on the building site. </text:p>
        </text:list-item>
        <text:list-item>
          <text:p text:style-name="P21"><text:span text:style-name="Strong_20_Emphasis">Don't</text:span> go through that door! </text:p>
        </text:list-item>
        <text:list-item>
          <text:p text:style-name="P21">You <text:span text:style-name="Strong_20_Emphasis">must</text:span> wear safety gloves everywhere in the factory. </text:p>
        </text:list-item>
        <text:list-item>
          <text:p text:style-name="P21"><text:span text:style-name="Strong_20_Emphasis"><text:span text:style-name="T5">Don</text:span></text:span><text:span text:style-name="Strong_20_Emphasis">'t</text:span> touch that machine! It's very hot. </text:p>
        </text:list-item>
        <text:list-item>
          <text:p text:style-name="P21">Be careful! High-voltage electricity. You <text:span text:style-name="Strong_20_Emphasis">might</text:span> get an electric shock. </text:p>
        </text:list-item>
        <text:list-item>
          <text:p text:style-name="P22">You <text:span text:style-name="Strong_20_Emphasis">mustn't</text:span> use your mobile phone here. </text:p>
        </text:list-item>
      </text:list>
      <text:h text:style-name="P14" text:outline-level="2">Exercise 5 - Complete the instructions with the words in the box <text:tab/></text:h>
      <text:list text:style-name="L7">
        <text:list-item>
          <text:p text:style-name="P23"><text:span text:style-name="Strong_20_Emphasis">Never</text:span> use a lighted match in this workshop. </text:p>
        </text:list-item>
        <text:list-item>
          <text:p text:style-name="P23"><text:span text:style-name="Strong_20_Emphasis">Always</text:span> wash your hands after using these chemicals. </text:p>
        </text:list-item>
        <text:list-item>
          <text:p text:style-name="P23"><text:span text:style-name="Strong_20_Emphasis">Do not</text:span> enter this small space. </text:p>
        </text:list-item>
        <text:list-item>
          <text:p text:style-name="P23">You <text:span text:style-name="Strong_20_Emphasis">must</text:span> wear safety boots when you lift this. </text:p>
        </text:list-item>
        <text:list-item>
          <text:p text:style-name="P23"><text:span text:style-name="Strong_20_Emphasis">Do not</text:span> smoke in this factory. </text:p>
        </text:list-item>
        <text:list-item>
          <text:p text:style-name="P24">You <text:span text:style-name="Strong_20_Emphasis">mustn't</text:span> touch this machine with bare hands. It's hot. </text:p>
        </text:list-item>
      </text:list>
      <text:p text:style-name="P15"/>
      <text:p text:style-name="P25">Exercise 6 – Write these signs in another way</text:p>
      <text:list text:style-name="L8">
        <text:list-item>
          <text:p text:style-name="P26">Do not smoke here</text:p>
        </text:list-item>
        <text:list-item>
          <text:p text:style-name="P26">Do not use mobiles phones here </text:p>
        </text:list-item>
        <text:list-item>
          <text:p text:style-name="P26">Do not run here</text:p>
        </text:list-item>
        <text:list-item>
          <text:p text:style-name="P26">Do not entry here</text:p>
        </text:list-item>
        <text:list-item>
          <text:p text:style-name="P26">Do not exit in this way</text:p>
        </text:list-item>
        <text:list-item>
          <text:p text:style-name="P26">Do not park here</text:p>
        </text:list-item>
      </text:list>
      <text:h text:style-name="P14" text:outline-level="2"><text:soft-page-break/>Exercise 7 - Complete these warnings </text:h>
      <text:list text:style-name="L9">
        <text:list-item>
          <text:p text:style-name="P27">Take care. Heavy weight. You <text:span text:style-name="Strong_20_Emphasis">might/could</text:span> injure your back. </text:p>
        </text:list-item>
        <text:list-item>
          <text:p text:style-name="P27">Warning. <text:span text:style-name="Strong_20_Emphasis">There is</text:span> a cold surface here. You <text:span text:style-name="Strong_20_Emphasis">could/might</text:span> injure your hands or arms. </text:p>
        </text:list-item>
        <text:list-item>
          <text:p text:style-name="P27">Be careful. You <text:span text:style-name="Strong_20_Emphasis">might/could</text:span> trap your hand in the gears. </text:p>
        </text:list-item>
        <text:list-item>
          <text:p text:style-name="P28">Danger. <text:span text:style-name="Strong_20_Emphasis">There are</text:span> lasers in this laboratory. You <text:span text:style-name="Strong_20_Emphasis">could/might</text:span> injure your eyes.</text:p>
        </text:list-item>
      </text:list>
      <text:p text:style-name="P13"/>
      <text:p text:style-name="P29">Page 3</text:p>
      <text:p text:style-name="P29"/>
      <text:p text:style-name="P29">Excersice 1 – Match the picture with the description</text:p>
      <text:p text:style-name="P29"/>
      <text:list text:style-name="L10">
        <text:list-item>
          <text:p text:style-name="P30">You might burn your hands<text:tab/><text:tab/><text:span text:style-name="T2">B</text:span></text:p>
        </text:list-item>
        <text:list-item>
          <text:p text:style-name="P31"><text:span text:style-name="T6">You could injure your head<text:tab/><text:tab/></text:span><text:span text:style-name="T7">D</text:span></text:p>
        </text:list-item>
        <text:list-item>
          <text:p text:style-name="P30">You might fall into the gap<text:tab/><text:tab/><text:span text:style-name="T2">F</text:span></text:p>
        </text:list-item>
        <text:list-item>
          <text:p text:style-name="P30">You could trip over the bricks<text:tab/><text:span text:style-name="T2">A</text:span></text:p>
        </text:list-item>
        <text:list-item>
          <text:p text:style-name="P30">You might trap your hand in the gears<text:tab/><text:tab/><text:span text:style-name="T2">C</text:span></text:p>
        </text:list-item>
        <text:list-item>
          <text:p text:style-name="P30">You could get an electric shock<text:tab/><text:span text:style-name="T2">E</text:span></text:p>
        </text:list-item>
      </text:list>
      <text:p text:style-name="P32"/>
      <text:p text:style-name="P32"/>
      <text:p text:style-name="P33">Exercise 4 – Say the warnings and their possible results</text:p>
      <text:p text:style-name="P33"/>
      <text:list text:style-name="L11">
        <text:list-item>
          <text:p text:style-name="P34">There is not fire extinguisher in case of a fire.</text:p>
        </text:list-item>
        <text:list-item>
          <text:p text:style-name="P34">The floor is wet. You could slip and fall</text:p>
        </text:list-item>
        <text:list-item>
          <text:p text:style-name="P34">The emergency exit is blocked. Someone could get trapped in case of fire.</text:p>
        </text:list-item>
        <text:list-item>
          <text:p text:style-name="P34">There's a low beam above you. You could hit your head and get injure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9T10:58:49.122794385</meta:creation-date>
    <dc:date>2025-10-29T10:59:14.383406459</dc:date>
    <meta:editing-duration>PT25S</meta:editing-duration>
    <meta:editing-cycles>1</meta:editing-cycles>
    <meta:document-statistic meta:table-count="0" meta:image-count="0" meta:object-count="0" meta:page-count="6" meta:paragraph-count="132" meta:word-count="1107" meta:character-count="5985" meta:non-whitespace-character-count="5008"/>
    <meta:generator>LibreOffice/25.2.6.2$Linux_X86_64 LibreOffice_project/520$Build-2</meta:generator>
  </office:meta>
</office:document-meta>
</file>